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25A9D93454ED51EA.png" manifest:media-type="image/png"/>
  <manifest:file-entry manifest:full-path="Pictures/10000201000002DC000001614DAF83C9C9575C78.png" manifest:media-type="image/png"/>
  <manifest:file-entry manifest:full-path="Pictures/10000201000002DC000001612C661ABC35E91CAE.png" manifest:media-type="image/png"/>
  <manifest:file-entry manifest:full-path="Pictures/10000201000002DC0000016119C804D9EC6C8B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dc850" officeooo:paragraph-rsid="000dc8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어셈블리 코드 분석 시작 전 app 준비</text:p>
      <text:p text:style-name="P1"/>
      <text:p text:style-name="P1">gdb-multiarch 깔기</text:p>
      <text:p text:style-name="P1"><draw:frame draw:style-name="fr1" draw:name="이미지1" text:anchor-type="paragraph" svg:width="17cm" svg:height="8.197cm" draw:z-index="0"><draw:image xlink:href="Pictures/10000201000002DC0000016119C804D9EC6C8B30.png" xlink:type="simple" xlink:show="embed" xlink:actuate="onLoad"/></draw:frame></text:p>
      <text:p text:style-name="P1">gnueabi 깔기</text:p>
      <text:p text:style-name="P1"><draw:frame draw:style-name="fr1" draw:name="이미지2" text:anchor-type="paragraph" svg:width="17cm" svg:height="8.197cm" draw:z-index="1"><draw:image xlink:href="Pictures/10000201000002DC000001612C661ABC35E91C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emu 깔기</text:p>
      <text:p text:style-name="P1"><draw:frame draw:style-name="fr2" draw:name="이미지3" text:anchor-type="paragraph" svg:width="17cm" svg:height="8.197cm" draw:z-index="2"><draw:image xlink:href="Pictures/10000201000002DC000001614DAF83C9C9575C78.png" xlink:type="simple" xlink:show="embed" xlink:actuate="onLoad"/></draw:frame></text:p>
      <text:p text:style-name="P1">gnueabi-gcc 확</text:p>
      <text:p text:style-name="P1"><draw:frame draw:style-name="fr2" draw:name="이미지4" text:anchor-type="paragraph" svg:width="17cm" svg:height="10.172cm" draw:z-index="3"><draw:image xlink:href="Pictures/10000201000002DC000001B625A9D93454ED51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9:57:09.268882750</meta:creation-date>
    <dc:date>2019-04-29T11:46:26.393567551</dc:date>
    <meta:editing-duration>PT1H49M18S</meta:editing-duration>
    <meta:editing-cycles>1</meta:editing-cycles>
    <meta:document-statistic meta:table-count="0" meta:image-count="4" meta:object-count="0" meta:page-count="2" meta:paragraph-count="5" meta:word-count="25" meta:character-count="68" meta:non-whitespace-character-count="58"/>
    <meta:generator>LibreOffice/5.1.6.2$Linux_X86_64 LibreOffice_project/10m0$Build-2</meta:generator>
  </office:meta>
</office:document-meta>
</file>